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paragraph-rsid="0019e598"/>
    </style:style>
    <style:style style:name="P2" style:family="paragraph" style:parent-style-name="Standard">
      <style:text-properties officeooo:paragraph-rsid="001be18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328394" officeooo:paragraph-rsid="00328394" style:language-asian="zh" style:country-asian="TW" style:font-weight-asian="bold" style:font-weight-complex="bold"/>
    </style:style>
    <style:style style:name="P6" style:family="paragraph" style:parent-style-name="Standard">
      <style:text-properties officeooo:paragraph-rsid="001ec0f0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Standard">
      <style:text-properties officeooo:paragraph-rsid="0022479e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24e4f9" officeooo:paragraph-rsid="0024e4f9" style:language-asian="zh" style:country-asian="TW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de22a" style:language-asian="zh" style:country-asian="TW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317e51" officeooo:paragraph-rsid="00317e51" style:language-asian="zh" style:country-asian="TW" style:font-weight-asian="normal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9e598" style:language-asian="zh" style:country-asian="TW"/>
    </style:style>
    <style:style style:name="T3" style:family="text">
      <style:text-properties officeooo:rsid="001be18a" style:language-asian="zh" style:country-asian="TW"/>
    </style:style>
    <style:style style:name="T4" style:family="text">
      <style:text-properties officeooo:rsid="001ea81d" style:language-asian="zh" style:country-asian="TW"/>
    </style:style>
    <style:style style:name="T5" style:family="text">
      <style:text-properties officeooo:rsid="0021c1c3" style:language-asian="zh" style:country-asian="TW"/>
    </style:style>
    <style:style style:name="T6" style:family="text">
      <style:text-properties officeooo:rsid="0022479e" style:language-asian="zh" style:country-asian="TW"/>
    </style:style>
    <style:style style:name="T7" style:family="text">
      <style:text-properties officeooo:rsid="001ec0f0" style:language-asian="zh" style:country-asian="T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ec0f0"/>
    </style:style>
    <style:style style:name="T10" style:family="text">
      <style:text-properties officeooo:rsid="001be18a"/>
    </style:style>
    <style:style style:name="T11" style:family="text">
      <style:text-properties officeooo:rsid="002b748f"/>
    </style:style>
    <style:style style:name="T12" style:family="text">
      <style:text-properties officeooo:rsid="002cab12"/>
    </style:style>
    <style:style style:name="T13" style:family="text">
      <style:text-properties officeooo:rsid="002de22a"/>
    </style:style>
    <style:style style:name="T14" style:family="text">
      <style:text-properties officeooo:rsid="00317e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民事起訴狀（不當得利）</text:p>
      <text:p text:style-name="Standard"><text:span text:style-name="T8"/></text:p>
      <text:p text:style-name="P8">訴訟標的金額<text:span text:style-name="T1">或價額：新臺幣 </text:span><text:span text:style-name="T7">300,000,000</text:span><text:span text:style-name="T1">元及每月</text:span><text:span text:style-name="T6">2333元</text:span></text:p>
      <text:p text:style-name="P2">原告<text:span text:style-name="T1">：彭聖耀</text:span></text:p>
      <text:p text:style-name="P2">身分證<text:span text:style-name="T1">字號</text:span>：<text:span text:style-name="T2">A126169836</text:span></text:p>
      <text:p text:style-name="Standard">性別：男</text:p>
      <text:p text:style-name="Standard"><text:span text:style-name="T1">生日：</text:span><text:span text:style-name="T2">74</text:span><text:span text:style-name="T1">年</text:span><text:span text:style-name="T2">12</text:span><text:span text:style-name="T1">月</text:span><text:span text:style-name="T2">2</text:span><text:span text:style-name="T1">日</text:span></text:p>
      <text:p text:style-name="P2">戶籍地： <text:span text:style-name="T1">台北市中正區幸福里</text:span><text:span text:style-name="T3">11鄰</text:span><text:span text:style-name="T1">杭州南路一段</text:span><text:span text:style-name="T2">23號9樓之6 <text:s/></text:span>郵遞區號：<text:span text:style-name="T2">100023</text:span></text:p>
      <text:p text:style-name="P2">現住地： <text:span text:style-name="T1">台北市信義區黎安里</text:span><text:span text:style-name="T3">8鄰</text:span><text:span text:style-name="T1">和平東路三段</text:span><text:span text:style-name="T2">509巷4號3樓 </text:span>郵遞區號：<text:span text:style-name="T2">110001</text:span></text:p>
      <text:p text:style-name="Standard">電話：<text:span text:style-name="T2">0986046505</text:span></text:p>
      <text:p text:style-name="Standard">電子郵件：<text:span text:style-name="T2">kentnewbie@hotmail.com</text:span></text:p>
      <text:p text:style-name="Standard"/>
      <text:p text:style-name="P6">被告<text:span text:style-name="T1">：彭武勳</text:span></text:p>
      <text:p text:style-name="P6">身分證<text:span text:style-name="T1">字號</text:span>：<text:span text:style-name="T2">J101165116</text:span></text:p>
      <text:p text:style-name="Standard">性別：男</text:p>
      <text:p text:style-name="Standard"><text:span text:style-name="T1">生日：</text:span><text:span text:style-name="T2">45年2月4日</text:span></text:p>
      <text:p text:style-name="P1">戶籍地： <text:span text:style-name="T1">台北市中正區幸福里</text:span><text:span text:style-name="T3">11鄰</text:span><text:span text:style-name="T1">杭州南路一段</text:span><text:span text:style-name="T2">23號9樓之6 </text:span>郵遞區號：<text:span text:style-name="T2">100023</text:span></text:p>
      <text:p text:style-name="Standard">現住地： <text:span text:style-name="T1">美國、不詳</text:span></text:p>
      <text:p text:style-name="Standard"><text:span text:style-name="T1"/></text:p>
      <text:p text:style-name="P6">被告<text:span text:style-name="T1">：彭姃蓉</text:span></text:p>
      <text:p text:style-name="P6">身分證<text:span text:style-name="T1">字號</text:span>：<text:span text:style-name="T2">J</text:span><text:span text:style-name="T3">200993378</text:span></text:p>
      <text:p text:style-name="P2">性別：<text:span text:style-name="T1">女</text:span></text:p>
      <text:p text:style-name="P2"><text:span text:style-name="T1">生日：</text:span><text:span text:style-name="T2">4</text:span><text:span text:style-name="T4">2</text:span><text:span text:style-name="T2">年</text:span><text:span text:style-name="T4">11</text:span><text:span text:style-name="T2">月</text:span><text:span text:style-name="T4">12</text:span><text:span text:style-name="T2">日</text:span></text:p>
      <text:p text:style-name="P2">戶籍地： <text:span text:style-name="T1">新竹縣竹東鎮商華里</text:span><text:span text:style-name="T3">7鄰東寧路三段47號</text:span><text:span text:style-name="T2"> </text:span>郵遞區號：310007 </text:p>
      <text:p text:style-name="P2">現住地： <text:span text:style-name="T1">不詳</text:span></text:p>
      <text:p text:style-name="Standard"/>
      <text:p text:style-name="P7">為訴請返還不當得利一事：</text:p>
      <text:p text:style-name="P4">訴之聲明</text:p>
      <text:p text:style-name="P7">一、被告應給付新台幣<text:span text:style-name="T9">300,000,000元並按月給付原告新台幣2333元直至停止出租房屋為止</text:span></text:p>
      <text:p text:style-name="P7">二、訴訟費用由被告負擔</text:p>
      <text:p text:style-name="Standard"><text:span text:style-name="T1">三、被告應合理分割房屋持分，明定由原告與被告二人共三人均分各樓層之面積</text:span><text:span text:style-name="T5">(1樓每人持有1/3，2樓每人持有1/3，騎樓每人持有1/3)</text:span><text:span text:style-name="T1">，以利原告使用房屋作為其他營業用途</text:span></text:p>
      <text:p text:style-name="Standard"><text:span text:style-name="T1"/></text:p>
      <text:p text:style-name="P4">事實與理由</text:p>
      <text:p text:style-name="P4"/>
      <text:p text:style-name="P9">原告在民國113年4月9日完成位於新竹縣竹東鎮商華里<text:span text:style-name="T10">7鄰東寧路三段47號</text:span>房屋之繼承登記後，因房屋一樓租給陳小姐作為店面使用，被告二人罔顧原告已成為公同共有持有人之事實，將原房屋出租所得納為二人所有，對於原告的相關請求，以敷衍之詞掩蓋，或拖延，或是不理會</text:p>
      <text:p text:style-name="P10"/>
      <text:p text:style-name="P10">之後，原告於民國113年4月25日使用該房屋進行公司營業登記之場所，被告二人罔顧原告已成為公同共有持有人之事實，不同意簽署使用同意書，導致原告無法使用此房屋作為營業登記之場所，因其租用的面積並未超過房屋面積的1/3，不同意權屬於不正行使，導致原告公司營業登記一事窒礙難行，以及時間、財務上的損失</text:p>
      <text:p text:style-name="P10"/>
      <text:p text:style-name="P10"><text:soft-page-break/>此兩事實促起此訴，被告除應賠償原告應有之利益以及造成損失以外，因此二人在過程中極其卑鄙、惡劣的行為<text:span text:style-name="T11">(由彭武勳代表)</text:span>，應嚴加懲治，才能阻止他人群起效尤，以避免未來之糾紛，考慮此二人居住於國外，在台北和新竹持有房地產，故訴請法院判罰<text:span text:style-name="T11">3億新台幣，超出原告的利益所得範圍，由原告全數捐給政府機關</text:span></text:p>
      <text:p text:style-name="P10"/>
      <text:p text:style-name="P10">被告彭武勳，和原告進行詐騙時，首先假裝房屋實際上沒有太多收入，其說法為，整棟房屋作為營業使用，繳交的房屋稅與地價稅、水電費和租金所得相抵，所得甚少，經原告查詢後，營業登記的比例並非整棟房屋，又在陳小姐的說詞租金為每月<text:span text:style-name="T12">7000新台幣來看(此金額尚未查證)，</text:span>此說法極不合理，考慮房屋只有小部分作為營業使用採用營業稅率，租金每月<text:span text:style-name="T13">7000即年收84000新台幣，扣抵房屋稅和地價稅以及水電費，合理認為至少有40000新台幣以上的收入</text:span></text:p>
      <text:p text:style-name="P10"/>
      <text:p text:style-name="P12">而且在查詢之後又發現，此房屋在之前曾經未登記營業，採用自用住宅稅率，和陳小姐說明，自己已經是該處租了多年的租戶有所不同，故此房屋舊持有人<text:span text:style-name="T13">彭武弘(已過世)、彭武勳、彭姃蓉均屬於逃稅罪犯，直至原告繼承後發現此一事實</text:span></text:p>
      <text:p text:style-name="P12"/>
      <text:p text:style-name="P12">原告除請求賠償租賃所得以外<text:span text:style-name="T14">(待計算，直到完訴後一併計算)</text:span>，另還要加計，中途過程所消耗的時間和產生的損失，公司登記部分，因被告二人採取不同意的行動，而造成原告需要借址登記<text:span text:style-name="T14">(市價為2500/月，(未稅)，須登記至少一年)</text:span>，公司網路登記費用<text:span text:style-name="T14">(700)，通話費用(取200)，</text:span>以及可能需要重新請會計查核簽證<text:span text:style-name="T14">(5000~10000元)</text:span>，以及過程中產生的交通費<text:span text:style-name="T14">(1000元)，消耗的時間(以每天1200元計算，約22天26400元)，以及親屬騙人產生的精神賠償費(20萬元)，總計原告請求應得</text:span></text:p>
      <text:p text:style-name="P10"/>
      <text:p text:style-name="P10"/>
      <text:p text:style-name="P13">31500 + 700 + 200 + 7500 + 1000 + 26400 + 200000 = 267,300元 + 租賃所得</text:p>
      <text:p text:style-name="P11"/>
      <text:p text:style-name="P9">此金額對被告無法產生懲戒效果，故再追加懲戒費直至新台幣<text:span text:style-name="T14">3億元</text:span></text:p>
      <text:p text:style-name="P10"/>
      <text:p text:style-name="P5">證據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17.731000000</meta:creation-date>
    <dc:date>2024-05-25T14:19:44.031000000</dc:date>
    <meta:editing-duration>PT1H30M2S</meta:editing-duration>
    <meta:editing-cycles>21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37" meta:word-count="1371" meta:character-count="1610" meta:non-whitespace-character-count="1581"/>
  </office:meta>
</office:document-meta>
</file>